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CacheAttributes.setRemoteType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Service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LocalClusterConsis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Attributes.setLocalClusterConsistenc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FailoverIndex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Failove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Failovers( String [ ]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GetTimeou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Remote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FailoverServ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LocalPort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Failover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Local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Ho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Ge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Type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Attributes.setThreadPoo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teTypeNam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moteCacheAttributes.getRemo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Failo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ThreadPoo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veUponRemote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GetTimeoutMillis( int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RemoveUponRemotePut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CacheAttributes.setClusterServ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setGetOnly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CacheAttributes.getCluster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